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ef413d" draw:textarea-horizontal-align="justify" draw:textarea-vertical-align="middle" draw:auto-grow-height="false" fo:min-height="7.812cm" fo:min-width="7.916cm"/>
    </style:style>
    <style:style style:name="gr3" style:family="graphic" style:parent-style-name="standard">
      <style:graphic-properties draw:fill="solid" draw:fill-color="#faa61a" draw:textarea-horizontal-align="justify" draw:textarea-vertical-align="middle" draw:auto-grow-height="false" fo:min-height="5.832cm" fo:min-width="5.794cm"/>
    </style:style>
    <style:style style:name="gr4" style:family="graphic" style:parent-style-name="standard">
      <style:graphic-properties draw:fill="solid" draw:fill-color="#fff685" draw:textarea-horizontal-align="justify" draw:textarea-vertical-align="middle" draw:auto-grow-height="false" fo:min-height="3.286cm" fo:min-width="3.17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f413d"/>
      <style:paragraph-properties fo:text-align="center"/>
    </style:style>
    <style:style style:name="P3" style:family="paragraph">
      <loext:graphic-properties draw:fill="solid" draw:fill-color="#faa61a"/>
      <style:paragraph-properties fo:text-align="center"/>
    </style:style>
    <style:style style:name="P4" style:family="paragraph">
      <loext:graphic-properties draw:fill="solid" draw:fill-color="#fff685"/>
      <style:paragraph-properties fo:text-align="center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paragraph-properties fo:text-align="center"/>
      <style:text-properties style:font-name="Chilanka"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text-align="center"/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paragraph-properties fo:text-align="center"/>
      <style:text-properties style:font-name="Chilanka" fo:font-size="26pt" fo:font-weight="bold" style:font-size-asian="26pt" style:font-weight-asian="bold" style:font-size-complex="26pt" style:font-weight-complex="bold"/>
    </style:style>
    <style:style style:name="T1" style:family="text">
      <style:text-properties style:font-name="Chilanka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Chilanka" fo:font-size="30pt" fo:font-weight="bold" style:font-size-asian="30pt" style:font-weight-asian="bold" style:font-size-complex="30pt" style:font-weight-complex="bold"/>
    </style:style>
    <style:style style:name="T3" style:family="text">
      <style:text-properties style:font-name="Chilanka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line draw:style-name="gr1" draw:text-style-name="P1" draw:layer="layout" svg:x1="5.821cm" svg:y1="3.243cm" svg:x2="11.421cm" svg:y2="4.743cm">
            <text:p/>
          </draw:line>
          <draw:custom-shape draw:style-name="gr2" draw:text-style-name="P2" draw:layer="layout" svg:width="11.9cm" svg:height="11.4cm" svg:x="0.3cm" svg:y="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8.9cm" svg:height="8.6cm" svg:x="1.8cm" svg:y="1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5.2cm" svg:height="5cm" svg:x="3.7cm" svg:y="3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6" draw:layer="layout" svg:width="3.872cm" svg:height="1.026cm" svg:x="4.549cm" svg:y="0.5cm">
            <draw:text-box>
              <text:p text:style-name="P5"><text:span text:style-name="T1">getSaldo()</text:span></text:p>
            </draw:text-box>
          </draw:frame>
          <draw:frame draw:style-name="gr5" draw:text-style-name="P6" draw:layer="layout" svg:width="4.265cm" svg:height="1.026cm" draw:transform="rotate (1.58894775101564) translate (0.807cm 8.058cm)">
            <draw:text-box>
              <text:p text:style-name="P5"><text:span text:style-name="T1">sacar(float)</text:span></text:p>
            </draw:text-box>
          </draw:frame>
          <draw:frame draw:style-name="gr5" draw:text-style-name="P6" draw:layer="layout" svg:width="5.54cm" svg:height="1.026cm" svg:x="3.349cm" svg:y="10.3cm">
            <draw:text-box>
              <text:p text:style-name="P5"><text:span text:style-name="T1">depositar(float)</text:span></text:p>
            </draw:text-box>
          </draw:frame>
          <draw:frame draw:style-name="gr5" draw:text-style-name="P8" draw:layer="layout" svg:width="8.562cm" svg:height="4.907cm" svg:x="2.149cm" svg:y="3.4cm">
            <draw:text-box>
              <text:p text:style-name="P7"><text:span text:style-name="T2">Precisamos </text:span></text:p>
              <text:p text:style-name="P7"><text:span text:style-name="T2">conhecer</text:span></text:p>
              <text:p text:style-name="P7"><text:span text:style-name="T2">a implementação</text:span></text:p>
              <text:p text:style-name="P7"><text:span text:style-name="T2">ou os atributos?</text:span><text:span text:style-name="T3"> 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7T17:42:16.630178879</meta:creation-date>
    <dc:date>2020-05-07T18:11:58.839455780</dc:date>
    <meta:editing-duration>PT7M5S</meta:editing-duration>
    <meta:editing-cycles>2</meta:editing-cycles>
    <meta:generator>LibreOffice/6.0.7.3$Linux_X86_64 LibreOffice_project/00m0$Build-3</meta:generator>
    <meta:document-statistic meta:object-count="9"/>
  </office:meta>
</office:document-meta>
</file>